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automatic-styles/>
  <office:body>
    <office:spreadsheet>
      <table:table table:name="Sheet 2">
        <table:table-row>
          <table:table-cell>
            <text:p>X</text:p>
          </table:table-cell>
          <table:table-cell>
            <text:p>Y</text:p>
          </table:table-cell>
          <table:table-cell>
            <text:p>Z</text:p>
          </table:table-cell>
        </table:table-row>
        <table:table-row>
          <table:table-cell>
            <text:p>1.0</text:p>
          </table:table-cell>
          <table:table-cell>
            <text:p>2.0</text:p>
          </table:table-cell>
          <table:table-cell>
            <text:p>3.0</text:p>
          </table:table-cell>
        </table:table-row>
        <table:table-row>
          <table:table-cell>
            <text:p>4.0</text:p>
          </table:table-cell>
          <table:table-cell>
            <text:p>5.0</text:p>
          </table:table-cell>
          <table:table-cell>
            <text:p>6.0</text:p>
          </table:table-cell>
        </table:table-row>
      </table:table>
      <table:table table:name="Sheet 3">
        <table:table-row>
          <table:table-cell>
            <text:p>O</text:p>
          </table:table-cell>
          <table:table-cell>
            <text:p>P</text:p>
          </table:table-cell>
          <table:table-cell>
            <text:p>Q</text:p>
          </table:table-cell>
        </table:table-row>
        <table:table-row>
          <table:table-cell>
            <text:p>3.0</text:p>
          </table:table-cell>
          <table:table-cell>
            <text:p>2.0</text:p>
          </table:table-cell>
          <table:table-cell>
            <text:p>1.0</text:p>
          </table:table-cell>
        </table:table-row>
        <table:table-row>
          <table:table-cell>
            <text:p>4.0</text:p>
          </table:table-cell>
          <table:table-cell>
            <text:p>3.0</text:p>
          </table:table-cell>
          <table:table-cell>
            <text:p>2.0</text:p>
          </table:table-cell>
        </table:table-row>
      </table:table>
      <table:table table:name="Sheet 1">
        <table:table-row>
          <table:table-cell>
            <text:p>1.0</text:p>
          </table:table-cell>
          <table:table-cell>
            <text:p>2.0</text:p>
          </table:table-cell>
          <table:table-cell>
            <text:p>3.0</text:p>
          </table:table-cell>
        </table:table-row>
        <table:table-row>
          <table:table-cell>
            <text:p>4.0</text:p>
          </table:table-cell>
          <table:table-cell>
            <text:p>5.0</text:p>
          </table:table-cell>
          <table:table-cell>
            <text:p>6.0</text:p>
          </table:table-cell>
        </table:table-row>
        <table:table-row>
          <table:table-cell>
            <text:p>7.0</text:p>
          </table:table-cell>
          <table:table-cell>
            <text:p>8.0</text:p>
          </table:table-cell>
          <table:table-cell>
            <text:p>9.0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